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40/settings.xml"/>
  <manifest:file-entry manifest:media-type="text/xml" manifest:full-path="Object 40/content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application/vnd.oasis.opendocument.formula" manifest:version="1.2" manifest:full-path="Object 40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41/settings.xml"/>
  <manifest:file-entry manifest:media-type="text/xml" manifest:full-path="Object 41/content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application/vnd.oasis.opendocument.formula" manifest:version="1.2" manifest:full-path="Object 4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42/settings.xml"/>
  <manifest:file-entry manifest:media-type="text/xml" manifest:full-path="Object 42/content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application/vnd.oasis.opendocument.formula" manifest:version="1.2" manifest:full-path="Object 42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44/settings.xml"/>
  <manifest:file-entry manifest:media-type="text/xml" manifest:full-path="Object 44/content.xml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text/xml" manifest:full-path="Object 45/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meta.xml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fill="solid" draw:fill-color="#ffffcc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1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5.5cm" svg:height="4.5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625cm" svg:x="15.8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625cm" svg:x="13.8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625cm" svg:x="10.313cm" svg:y="0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5.5cm" svg:x="15.813cm" svg:y="1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5.5cm" svg:x="10.313cm" svg:y="1.1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4.5cm" svg:x="15.813cm" svg:y="6.6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503cm" svg:height="0.474cm" svg:x="17.685cm" svg:y="8.53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5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3.5cm" svg:x="2.313cm" svg:y="0.8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0.635cm" svg:x="10.313cm" svg:y="0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313cm" svg:y1="0.885cm" svg:x2="5.813cm" svg:y2="4.385cm">
          <text:p/>
        </draw:line>
        <draw:g>
          <draw:custom-shape draw:style-name="gr7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5.5cm" svg:height="2cm" svg:x="2.313cm" svg:y="4.885cm">
            <text:p text:style-name="P1"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5.813cm" svg:y1="4.885cm" svg:x2="7.813cm" svg:y2="6.885cm">
            <text:p/>
          </draw:line>
        </draw:g>
        <draw:g>
          <draw:custom-shape draw:style-name="gr7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.5cm" svg:height="2cm" svg:x="15.813cm" svg:y="11.635cm">
            <text:p text:style-name="P1"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5.813cm" svg:y1="11.635cm" svg:x2="17.813cm" svg:y2="13.635cm">
            <text:p/>
          </draw:line>
        </draw:g>
        <draw:g>
          <draw:custom-shape draw:style-name="gr7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.5cm" svg:height="2.5cm" svg:x="15.813cm" svg:y="14.135cm">
            <text:p text:style-name="P1"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7.813cm" svg:y1="14.135cm" svg:x2="20.313cm" svg:y2="16.635cm">
            <text:p/>
          </draw:line>
        </draw:g>
        <draw:frame draw:style-name="gr4" draw:layer="layout" svg:width="0.705cm" svg:height="0.533cm" svg:x="1.188cm" svg:y="2.38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0.704cm" svg:height="0.534cm" svg:x="0.984cm" svg:y="5.47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layer="layout" svg:width="0.669cm" svg:height="0.534cm" svg:x="11.644cm" svg:y="0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676cm" svg:height="0.534cm" svg:x="14.563cm" svg:y="0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35cm" svg:height="0.593cm" svg:x="2.253cm" svg:y="8.91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2" draw:text-style-name="P1" draw:layer="layout" svg:width="3.5cm" svg:height="3.5cm" svg:x="1.813cm" svg:y="12.1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033cm" svg:height="0.593cm" svg:x="3.188cm" svg:y="14.5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5" draw:text-style-name="P1" draw:layer="layout" svg:width="5.5cm" svg:height="5.5cm" svg:x="1.813cm" svg:y="12.1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1.813cm" svg:y="15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5.5cm" svg:x="8.313cm" svg:y="12.1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96cm" svg:height="0.594cm" svg:x="9.942cm" svg:y="14.5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0.895cm" svg:height="0.534cm" svg:x="6.418cm" svg:y="8.35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0.623cm" svg:height="0.474cm" svg:x="12.313cm" svg:y="3.5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437cm" svg:height="0.474cm" svg:x="12.565cm" svg:y="8.4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944cm" svg:height="0.534cm" svg:x="17.438cm" svg:y="3.51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2" draw:style-name="dp1" draw:master-page-name="Default">
        <draw:custom-shape draw:style-name="gr2" draw:text-style-name="P1" draw:layer="layout" svg:width="2cm" svg:height="0.625cm" svg:x="15.8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625cm" svg:x="13.8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625cm" svg:x="10.313cm" svg:y="0.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.5cm" svg:x="10.313cm" svg:y="8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10.313cm" svg:y="1.1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368cm" svg:height="0.594cm" svg:x="10.695cm" svg:y="7.29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layer="layout" svg:width="3.033cm" svg:height="0.593cm" svg:x="10.438cm" svg:y="2.29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" draw:text-style-name="P1" draw:layer="layout" svg:width="2cm" svg:height="2cm" svg:x="13.813cm" svg:y="4.6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96cm" svg:height="0.594cm" svg:x="13.817cm" svg:y="5.2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1" draw:layer="layout" svg:width="2cm" svg:height="2cm" svg:x="15.813cm" svg:y="6.6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083cm" svg:height="0.594cm" svg:x="15.813cm" svg:y="7.29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7" draw:text-style-name="P1" draw:layer="layout" svg:width="2.5cm" svg:height="2.5cm" svg:x="17.813cm" svg:y="8.6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31cm" svg:height="0.607cm" svg:x="18.007cm" svg:y="9.528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7" draw:text-style-name="P1" draw:layer="layout" svg:width="2cm" svg:height="2.5cm" svg:x="13.813cm" svg:y="8.63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696cm" svg:height="0.725cm" svg:x="17.813cm" svg:y="3.76cm">
          <draw:text-box>
            <text:p text:style-name="P3">(-sym)</text:p>
          </draw:text-box>
        </draw:frame>
        <draw:custom-shape draw:style-name="gr5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813cm" svg:height="0.607cm" svg:x="13.817cm" svg:y="9.541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layer="layout" svg:width="1.81cm" svg:height="0.607cm" svg:x="11.063cm" svg:y="9.52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" draw:text-style-name="P1" draw:layer="layout" svg:width="3.5cm" svg:height="3.5cm" svg:x="2.313cm" svg:y="0.8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0.635cm" svg:x="10.313cm" svg:y="0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313cm" svg:y1="0.885cm" svg:x2="5.813cm" svg:y2="4.385cm">
          <text:p/>
        </draw:line>
        <draw:g>
          <draw:custom-shape draw:style-name="gr7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5.5cm" svg:height="2cm" svg:x="2.313cm" svg:y="4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5.813cm" svg:y1="4.885cm" svg:x2="7.813cm" svg:y2="6.885cm">
            <text:p/>
          </draw:line>
        </draw:g>
        <draw:g>
          <draw:custom-shape draw:style-name="gr7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.5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5.813cm" svg:y1="11.635cm" svg:x2="17.813cm" svg:y2="13.635cm">
            <text:p/>
          </draw:line>
        </draw:g>
        <draw:g>
          <draw:custom-shape draw:style-name="gr7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.5cm" svg:height="2.5cm" svg:x="15.813cm" svg:y="14.1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7.813cm" svg:y1="14.135cm" svg:x2="20.313cm" svg:y2="16.635cm">
            <text:p/>
          </draw:line>
        </draw:g>
        <draw:frame draw:style-name="gr4" draw:layer="layout" svg:width="0.705cm" svg:height="0.533cm" svg:x="1.188cm" svg:y="2.38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layer="layout" svg:width="0.704cm" svg:height="0.534cm" svg:x="0.984cm" svg:y="5.47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0.669cm" svg:height="0.534cm" svg:x="11.644cm" svg:y="0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layer="layout" svg:width="0.676cm" svg:height="0.534cm" svg:x="14.563cm" svg:y="0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2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35cm" svg:height="0.593cm" svg:x="2.253cm" svg:y="8.917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2" draw:text-style-name="P1" draw:layer="layout" svg:width="3.5cm" svg:height="3.5cm" svg:x="1.813cm" svg:y="12.1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033cm" svg:height="0.593cm" svg:x="3.188cm" svg:y="14.51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5" draw:text-style-name="P1" draw:layer="layout" svg:width="5.5cm" svg:height="5.5cm" svg:x="1.813cm" svg:y="12.1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1.813cm" svg:y="15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5.5cm" svg:x="8.313cm" svg:y="12.1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96cm" svg:height="0.594cm" svg:x="9.942cm" svg:y="14.51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layer="layout" svg:width="0.895cm" svg:height="0.534cm" svg:x="6.418cm" svg:y="8.351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5" draw:text-style-name="P1" draw:layer="layout" svg:width="5.5cm" svg:height="3.5cm" svg:x="2.313cm" svg:y="0.88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7" draw:text-style-name="P1" draw:layer="layout" svg:width="3.5cm" svg:height="2.5cm" svg:x="10.313cm" svg:y="8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10.313cm" svg:y="1.1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368cm" svg:height="0.594cm" svg:x="10.695cm" svg:y="7.29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3.033cm" svg:height="0.593cm" svg:x="10.438cm" svg:y="2.29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3" draw:text-style-name="P1" draw:layer="layout" svg:width="2cm" svg:height="2cm" svg:x="13.813cm" svg:y="4.6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96cm" svg:height="0.594cm" svg:x="13.817cm" svg:y="5.2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" draw:text-style-name="P1" draw:layer="layout" svg:width="2cm" svg:height="2cm" svg:x="15.813cm" svg:y="6.6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083cm" svg:height="0.594cm" svg:x="15.813cm" svg:y="7.29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7" draw:text-style-name="P1" draw:layer="layout" svg:width="2.5cm" svg:height="2.5cm" svg:x="17.813cm" svg:y="8.6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31cm" svg:height="0.607cm" svg:x="18.007cm" svg:y="9.52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7" draw:text-style-name="P1" draw:layer="layout" svg:width="2cm" svg:height="2.5cm" svg:x="13.813cm" svg:y="8.63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696cm" svg:height="0.725cm" svg:x="17.813cm" svg:y="3.76cm">
          <draw:text-box>
            <text:p text:style-name="P3">(-sym)</text:p>
          </draw:text-box>
        </draw:frame>
        <draw:custom-shape draw:style-name="gr5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813cm" svg:height="0.607cm" svg:x="13.817cm" svg:y="9.54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1.81cm" svg:height="0.607cm" svg:x="11.063cm" svg:y="9.52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g>
          <draw:custom-shape draw:style-name="gr1" draw:text-style-name="P1" draw:layer="layout" svg:width="3.5cm" svg:height="3.5cm" svg:x="2.313cm" svg:y="0.8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5.5cm" svg:height="3.5cm" svg:x="2.313cm" svg:y="0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.313cm" svg:y1="0.885cm" svg:x2="5.813cm" svg:y2="4.385cm">
            <text:p/>
          </draw:line>
        </draw:g>
        <draw:g>
          <draw:custom-shape draw:style-name="gr7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5.5cm" svg:height="2cm" svg:x="2.313cm" svg:y="4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5.813cm" svg:y1="4.885cm" svg:x2="7.813cm" svg:y2="6.885cm">
            <text:p/>
          </draw:line>
        </draw:g>
        <draw:frame draw:style-name="gr4" xml:id="id1" draw:id="id1" draw:layer="layout" svg:width="0.669cm" svg:height="0.534cm" svg:x="2.939cm" svg:y="12.13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xml:id="id5" draw:id="id5" draw:layer="layout" svg:width="0.669cm" svg:height="0.534cm" svg:x="5.439cm" svg:y="14.47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xml:id="id4" draw:id="id4" draw:layer="layout" svg:width="0.68cm" svg:height="0.534cm" svg:x="5.439cm" svg:y="12.13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xml:id="id3" draw:id="id3" draw:layer="layout" svg:width="0.66cm" svg:height="0.534cm" svg:x="2.939cm" svg:y="15.10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xml:id="id2" draw:id="id2" draw:layer="layout" svg:width="0.669cm" svg:height="0.534cm" svg:x="2.939cm" svg:y="13.60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xml:id="id8" draw:id="id8" draw:layer="layout" svg:width="0.878cm" svg:height="0.534cm" svg:x="1.564cm" svg:y="13.601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xml:id="id9" draw:id="id9" draw:layer="layout" svg:width="0.876cm" svg:height="0.479cm" svg:x="1.563cm" svg:y="15.13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xml:id="id6" draw:id="id6" draw:layer="layout" svg:width="0.906cm" svg:height="0.534cm" svg:x="6.689cm" svg:y="12.135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xml:id="id7" draw:id="id7" draw:layer="layout" svg:width="0.799cm" svg:height="0.528cm" svg:x="6.765cm" svg:y="14.482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onnector draw:style-name="gr10" draw:text-style-name="P2" draw:layer="layout" draw:type="line" svg:x1="3.273cm" svg:y1="12.669cm" svg:x2="3.273cm" svg:y2="13.601cm" draw:start-shape="id1" draw:start-glue-point="2" draw:end-shape="id2" draw:end-glue-point="0" svg:d="m3273 12669v932">
          <text:p/>
        </draw:connector>
        <draw:connector draw:style-name="gr10" draw:text-style-name="P2" draw:layer="layout" draw:type="line" svg:x1="3.273cm" svg:y1="14.135cm" svg:x2="3.269cm" svg:y2="15.101cm" draw:start-shape="id2" draw:start-glue-point="2" draw:end-shape="id3" draw:end-glue-point="0" svg:d="m3273 14135-4 966">
          <text:p/>
        </draw:connector>
        <draw:connector draw:style-name="gr10" draw:text-style-name="P2" draw:layer="layout" draw:type="line" svg:x1="5.779cm" svg:y1="12.669cm" svg:x2="5.773cm" svg:y2="14.476cm" draw:start-shape="id4" draw:end-shape="id5" draw:end-glue-point="0" svg:d="m5779 12669-6 1807">
          <text:p/>
        </draw:connector>
        <draw:connector draw:style-name="gr6" draw:text-style-name="P2" draw:layer="layout" draw:type="line" svg:x1="6.119cm" svg:y1="12.402cm" svg:x2="6.689cm" svg:y2="12.402cm" draw:start-shape="id4" draw:start-glue-point="1" draw:end-shape="id6" draw:end-glue-point="3" svg:d="m6119 12402h570">
          <text:p/>
        </draw:connector>
        <draw:connector draw:style-name="gr6" draw:text-style-name="P2" draw:layer="layout" draw:type="line" svg:x1="6.108cm" svg:y1="14.743cm" svg:x2="6.765cm" svg:y2="14.746cm" draw:start-shape="id5" draw:start-glue-point="1" draw:end-shape="id7" draw:end-glue-point="3" svg:d="m6108 14743 657 3">
          <text:p/>
        </draw:connector>
        <draw:connector draw:style-name="gr6" draw:text-style-name="P2" draw:layer="layout" draw:type="line" svg:x1="2.939cm" svg:y1="13.868cm" svg:x2="2.442cm" svg:y2="13.868cm" draw:start-shape="id2" draw:start-glue-point="3" draw:end-shape="id8" draw:end-glue-point="1" svg:d="m2939 13868h-497">
          <text:p/>
        </draw:connector>
        <draw:connector draw:style-name="gr6" draw:text-style-name="P2" draw:layer="layout" draw:type="line" svg:x1="2.939cm" svg:y1="15.368cm" svg:x2="2.439cm" svg:y2="15.374cm" draw:start-shape="id3" draw:start-glue-point="3" draw:end-shape="id9" svg:d="m2939 15368-500 6">
          <text:p/>
        </draw:connector>
        <draw:connector draw:style-name="gr10" draw:text-style-name="P2" draw:layer="layout" draw:type="line" svg:x1="3.273cm" svg:y1="12.669cm" svg:x2="5.773cm" svg:y2="14.476cm" draw:start-shape="id1" draw:start-glue-point="2" draw:end-shape="id5" draw:end-glue-point="0" svg:d="m3273 12669 2500 1807">
          <text:p/>
        </draw:connector>
        <draw:g>
          <draw:custom-shape draw:style-name="gr7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.5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5.813cm" svg:y1="11.635cm" svg:x2="17.813cm" svg:y2="13.635cm">
            <text:p/>
          </draw:line>
        </draw:g>
        <draw:g>
          <draw:custom-shape draw:style-name="gr7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.5cm" svg:height="2.5cm" svg:x="15.813cm" svg:y="14.1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7.813cm" svg:y1="14.135cm" svg:x2="20.313cm" svg:y2="16.635cm">
            <text:p/>
          </draw:line>
        </draw:g>
        <draw:frame draw:style-name="gr4" draw:layer="layout" svg:width="0.705cm" svg:height="0.533cm" svg:x="1.188cm" svg:y="2.38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layer="layout" svg:width="0.704cm" svg:height="0.534cm" svg:x="0.984cm" svg:y="5.476cm"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35cm" fo:margin-bottom="1.486cm" fo:margin-left="0.313cm" fo:margin-right="0.36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faure </meta:initial-creator>
    <meta:creation-date>2012-04-19T16:46:23</meta:creation-date>
    <dc:date>2012-04-19T17:43:48</dc:date>
    <dc:creator>ffaure </dc:creator>
    <meta:editing-duration>PT57M27S</meta:editing-duration>
    <meta:editing-cycles>8</meta:editing-cycles>
    <meta:generator>LibreOffice/3.4$Unix LibreOffice_project/340m1$Build-402</meta:generator>
    <meta:document-statistic meta:object-count="145"/>
  </office:meta>
</office:document-meta>
</file>

<file path=Object 1/content.xml><?xml version="1.0" encoding="utf-8"?>
<math xmlns="http://www.w3.org/1998/Math/MathML">
  <semantics>
    <mrow>
      <mi>M</mi>
    </mrow>
    <annotation encoding="StarMath 5.0">M</annotation>
  </semantics>
</math>
</file>

<file path=Object 10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11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12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1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14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15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16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17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18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19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2/content.xml><?xml version="1.0" encoding="utf-8"?>
<math xmlns="http://www.w3.org/1998/Math/MathML">
  <semantics>
    <mrow>
      <mi>J</mi>
    </mrow>
    <annotation encoding="StarMath 5.0">J</annotation>
  </semantics>
</math>
</file>

<file path=Object 20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21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22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23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24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25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26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27/content.xml><?xml version="1.0" encoding="utf-8"?>
<math xmlns="http://www.w3.org/1998/Math/MathML">
  <semantics>
    <mrow>
      <msub>
        <mi>X</mi>
        <mi>e</mi>
      </msub>
    </mrow>
    <annotation encoding="StarMath 5.0">X_e</annotation>
  </semantics>
</math>
</file>

<file path=Object 28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29/content.xml><?xml version="1.0" encoding="utf-8"?>
<math xmlns="http://www.w3.org/1998/Math/MathML">
  <semantics>
    <mrow>
      <msub>
        <mi>X</mi>
        <mi>c</mi>
      </msub>
    </mrow>
    <annotation encoding="StarMath 5.0">X_c</annotation>
  </semantics>
</math>
</file>

<file path=Object 3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30/content.xml><?xml version="1.0" encoding="utf-8"?>
<math xmlns="http://www.w3.org/1998/Math/MathML">
  <semantics>
    <mrow>
      <msub>
        <mi>X</mi>
        <mi>b</mi>
      </msub>
    </mrow>
    <annotation encoding="StarMath 5.0">X_b</annotation>
  </semantics>
</math>
</file>

<file path=Object 31/content.xml><?xml version="1.0" encoding="utf-8"?>
<math xmlns="http://www.w3.org/1998/Math/MathML">
  <semantics>
    <mrow>
      <msub>
        <mi>M</mi>
        <mrow>
          <mi mathvariant="italic">bb</mi>
        </mrow>
      </msub>
    </mrow>
    <annotation encoding="StarMath 5.0">M_{bb}</annotation>
  </semantics>
</math>
</file>

<file path=Object 32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3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34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35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36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37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38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39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4/content.xml><?xml version="1.0" encoding="utf-8"?>
<math xmlns="http://www.w3.org/1998/Math/MathML">
  <semantics>
    <mrow>
      <mrow>
        <mo stretchy="false">−</mo>
        <msup>
          <mi>J</mi>
          <mi>T</mi>
        </msup>
      </mrow>
    </mrow>
    <annotation encoding="StarMath 5.0">-J^T</annotation>
  </semantics>
</math>
</file>

<file path=Object 40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41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42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43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44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45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46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47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48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9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